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Execução norm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úmero de pontos</text:p>
          </table:table-cell>
          <table:table-cell office:value-type="string" calcext:value-type="string">
            <text:p>Tempo de execução (ms)</text:p>
          </table:table-cell>
          <table:table-cell office:value-type="string" calcext:value-type="string">
            <text:p>Diferença de tempo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07.868" calcext:value-type="float">
            <text:p>907,868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25.72" calcext:value-type="float">
            <text:p>2525,72</text:p>
          </table:table-cell>
          <table:table-cell table:formula="of:=[.B3]-[.B2]" office:value-type="float" office:value="1617.852" calcext:value-type="float">
            <text:p>1617,85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321.37" calcext:value-type="float">
            <text:p>4321,37</text:p>
          </table:table-cell>
          <table:table-cell table:formula="of:=[.B4]-[.B3]" office:value-type="float" office:value="1795.65" calcext:value-type="float">
            <text:p>1795,6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631.94" calcext:value-type="float">
            <text:p>6631,94</text:p>
          </table:table-cell>
          <table:table-cell table:formula="of:=[.B5]-[.B4]" office:value-type="float" office:value="2310.57" calcext:value-type="float">
            <text:p>2310,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306.18" calcext:value-type="float">
            <text:p>9306,18</text:p>
          </table:table-cell>
          <table:table-cell table:formula="of:=[.B6]-[.B5]" office:value-type="float" office:value="2674.24" calcext:value-type="float">
            <text:p>2674,2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91.5" calcext:value-type="float">
            <text:p>12091,5</text:p>
          </table:table-cell>
          <table:table-cell table:formula="of:=[.B7]-[.B6]" office:value-type="float" office:value="2785.32" calcext:value-type="float">
            <text:p>2785,3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4946.7" calcext:value-type="float">
            <text:p>14946,7</text:p>
          </table:table-cell>
          <table:table-cell table:formula="of:=[.B8]-[.B7]" office:value-type="float" office:value="2855.2" calcext:value-type="float">
            <text:p>2855,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8024.6" calcext:value-type="float">
            <text:p>18024,6</text:p>
          </table:table-cell>
          <table:table-cell table:formula="of:=[.B9]-[.B8]" office:value-type="float" office:value="3077.9" calcext:value-type="float">
            <text:p>3077,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1617.7" calcext:value-type="float">
            <text:p>21617,7</text:p>
          </table:table-cell>
          <table:table-cell table:formula="of:=[.B10]-[.B9]" office:value-type="float" office:value="3593.1" calcext:value-type="float">
            <text:p>3593,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763.7" calcext:value-type="float">
            <text:p>25763,7</text:p>
          </table:table-cell>
          <table:table-cell table:formula="of:=[.B11]-[.B10]"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133.9" calcext:value-type="float">
            <text:p>30133,9</text:p>
          </table:table-cell>
          <table:table-cell table:formula="of:=[.B12]-[.B11]" office:value-type="float" office:value="4370.2" calcext:value-type="float">
            <text:p>4370,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4634.9" calcext:value-type="float">
            <text:p>34634,9</text:p>
          </table:table-cell>
          <table:table-cell table:formula="of:=[.B13]-[.B12]"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39330.1" calcext:value-type="float">
            <text:p>39330,1</text:p>
          </table:table-cell>
          <table:table-cell table:formula="of:=[.B14]-[.B13]" office:value-type="float" office:value="4695.2" calcext:value-type="float">
            <text:p>4695,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44167.2" calcext:value-type="float">
            <text:p>44167,2</text:p>
          </table:table-cell>
          <table:table-cell table:formula="of:=[.B15]-[.B14]" office:value-type="float" office:value="4837.1" calcext:value-type="float">
            <text:p>4837,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49356.6" calcext:value-type="float">
            <text:p>49356,6</text:p>
          </table:table-cell>
          <table:table-cell table:formula="of:=[.B16]-[.B15]" office:value-type="float" office:value="5189.4" calcext:value-type="float">
            <text:p>5189,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54496.9" calcext:value-type="float">
            <text:p>54496,9</text:p>
          </table:table-cell>
          <table:table-cell table:formula="of:=[.B17]-[.B16]" office:value-type="float" office:value="5140.3" calcext:value-type="float">
            <text:p>5140,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59982.4" calcext:value-type="float">
            <text:p>59982,4</text:p>
          </table:table-cell>
          <table:table-cell table:formula="of:=[.B18]-[.B17]" office:value-type="float" office:value="5485.5" calcext:value-type="float">
            <text:p>5485,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65415" calcext:value-type="float">
            <text:p>65415</text:p>
          </table:table-cell>
          <table:table-cell table:formula="of:=[.B19]-[.B18]" office:value-type="float" office:value="5432.6" calcext:value-type="float">
            <text:p>5432,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71010.3" calcext:value-type="float">
            <text:p>71010,3</text:p>
          </table:table-cell>
          <table:table-cell table:formula="of:=[.B20]-[.B19]" office:value-type="float" office:value="5595.3" calcext:value-type="float">
            <text:p>5595,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6803" calcext:value-type="float">
            <text:p>76803</text:p>
          </table:table-cell>
          <table:table-cell table:formula="of:=[.B21]-[.B20]" office:value-type="float" office:value="5792.7" calcext:value-type="float">
            <text:p>5792,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82780.2" calcext:value-type="float">
            <text:p>82780,2</text:p>
          </table:table-cell>
          <table:table-cell table:formula="of:=[.B22]-[.B21]" office:value-type="float" office:value="5977.2" calcext:value-type="float">
            <text:p>5977,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88907.5" calcext:value-type="float">
            <text:p>88907,5</text:p>
          </table:table-cell>
          <table:table-cell table:formula="of:=[.B23]-[.B22]" office:value-type="float" office:value="6127.3" calcext:value-type="float">
            <text:p>6127,3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95127.9" calcext:value-type="float">
            <text:p>95127,9</text:p>
          </table:table-cell>
          <table:table-cell table:formula="of:=[.B24]-[.B23]" office:value-type="float" office:value="6220.39999999999" calcext:value-type="float">
            <text:p>6220,3999999999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101557" calcext:value-type="float">
            <text:p>101557</text:p>
          </table:table-cell>
          <table:table-cell table:formula="of:=[.B25]-[.B24]" office:value-type="float" office:value="6429.10000000001" calcext:value-type="float">
            <text:p>6429,1000000000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08119" calcext:value-type="float">
            <text:p>108119</text:p>
          </table:table-cell>
          <table:table-cell table:formula="of:=[.B26]-[.B25]"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114745" calcext:value-type="float">
            <text:p>114745</text:p>
          </table:table-cell>
          <table:table-cell table:formula="of:=[.B27]-[.B26]"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121532" calcext:value-type="float">
            <text:p>121532</text:p>
          </table:table-cell>
          <table:table-cell table:formula="of:=[.B28]-[.B27]"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128526" calcext:value-type="float">
            <text:p>128526</text:p>
          </table:table-cell>
          <table:table-cell table:formula="of:=[.B29]-[.B28]"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135513" calcext:value-type="float">
            <text:p>135513</text:p>
          </table:table-cell>
          <table:table-cell table:formula="of:=[.B30]-[.B29]"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42617" calcext:value-type="float">
            <text:p>142617</text:p>
          </table:table-cell>
          <table:table-cell table:formula="of:=[.B31]-[.B30]"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149897" calcext:value-type="float">
            <text:p>149897</text:p>
          </table:table-cell>
          <table:table-cell table:formula="of:=[.B32]-[.B31]"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57381" calcext:value-type="float">
            <text:p>157381</text:p>
          </table:table-cell>
          <table:table-cell table:formula="of:=[.B33]-[.B32]" office:value-type="float" office:value="7484" calcext:value-type="float">
            <text:p>748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65082" calcext:value-type="float">
            <text:p>165082</text:p>
          </table:table-cell>
          <table:table-cell table:formula="of:=[.B34]-[.B33]"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72917" calcext:value-type="float">
            <text:p>172917</text:p>
          </table:table-cell>
          <table:table-cell table:formula="of:=[.B35]-[.B34]" office:value-type="float" office:value="7835" calcext:value-type="float">
            <text:p>7835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80799" calcext:value-type="float">
            <text:p>180799</text:p>
          </table:table-cell>
          <table:table-cell table:formula="of:=[.B36]-[.B35]"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87894" calcext:value-type="float">
            <text:p>187894</text:p>
          </table:table-cell>
          <table:table-cell table:formula="of:=[.B37]-[.B36]"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95120" calcext:value-type="float">
            <text:p>195120</text:p>
          </table:table-cell>
          <table:table-cell table:formula="of:=[.B38]-[.B37]"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203460" calcext:value-type="float">
            <text:p>203460</text:p>
          </table:table-cell>
          <table:table-cell table:formula="of:=[.B39]-[.B38]"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211883" calcext:value-type="float">
            <text:p>211883</text:p>
          </table:table-cell>
          <table:table-cell table:formula="of:=[.B40]-[.B39]" office:value-type="float" office:value="8423" calcext:value-type="float">
            <text:p>842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19626" calcext:value-type="float">
            <text:p>219626</text:p>
          </table:table-cell>
          <table:table-cell table:formula="of:=[.B41]-[.B40]" office:value-type="float" office:value="7743" calcext:value-type="float">
            <text:p>774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228279" calcext:value-type="float">
            <text:p>228279</text:p>
          </table:table-cell>
          <table:table-cell table:formula="of:=[.B42]-[.B41]" office:value-type="float" office:value="8653" calcext:value-type="float">
            <text:p>865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237047" calcext:value-type="float">
            <text:p>237047</text:p>
          </table:table-cell>
          <table:table-cell table:formula="of:=[.B43]-[.B42]"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245912" calcext:value-type="float">
            <text:p>245912</text:p>
          </table:table-cell>
          <table:table-cell table:formula="of:=[.B44]-[.B43]"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254964" calcext:value-type="float">
            <text:p>254964</text:p>
          </table:table-cell>
          <table:table-cell table:formula="of:=[.B45]-[.B44]" office:value-type="float" office:value="9052" calcext:value-type="float">
            <text:p>905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264078" calcext:value-type="float">
            <text:p>264078</text:p>
          </table:table-cell>
          <table:table-cell table:formula="of:=[.B46]-[.B45]" office:value-type="float" office:value="9114" calcext:value-type="float">
            <text:p>911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73342" calcext:value-type="float">
            <text:p>273342</text:p>
          </table:table-cell>
          <table:table-cell table:formula="of:=[.B47]-[.B46]" office:value-type="float" office:value="9264" calcext:value-type="float">
            <text:p>926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282692" calcext:value-type="float">
            <text:p>282692</text:p>
          </table:table-cell>
          <table:table-cell table:formula="of:=[.B48]-[.B47]" office:value-type="float" office:value="9350" calcext:value-type="float">
            <text:p>9350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292083" calcext:value-type="float">
            <text:p>292083</text:p>
          </table:table-cell>
          <table:table-cell table:formula="of:=[.B49]-[.B48]" office:value-type="float" office:value="9391" calcext:value-type="float">
            <text:p>939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301581" calcext:value-type="float">
            <text:p>301581</text:p>
          </table:table-cell>
          <table:table-cell table:formula="of:=[.B50]-[.B49]" office:value-type="float" office:value="9498" calcext:value-type="float">
            <text:p>949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11167" calcext:value-type="float">
            <text:p>311167</text:p>
          </table:table-cell>
          <table:table-cell table:formula="of:=[.B51]-[.B50]"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320916" calcext:value-type="float">
            <text:p>320916</text:p>
          </table:table-cell>
          <table:table-cell table:formula="of:=[.B52]-[.B51]" office:value-type="float" office:value="9749" calcext:value-type="float">
            <text:p>974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330772" calcext:value-type="float">
            <text:p>330772</text:p>
          </table:table-cell>
          <table:table-cell table:formula="of:=[.B53]-[.B52]" office:value-type="float" office:value="9856" calcext:value-type="float">
            <text:p>9856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340733" calcext:value-type="float">
            <text:p>340733</text:p>
          </table:table-cell>
          <table:table-cell table:formula="of:=[.B54]-[.B53]" office:value-type="float" office:value="9961" calcext:value-type="float">
            <text:p>996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350846" calcext:value-type="float">
            <text:p>350846</text:p>
          </table:table-cell>
          <table:table-cell table:formula="of:=[.B55]-[.B54]" office:value-type="float" office:value="10113" calcext:value-type="float">
            <text:p>1011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361128" calcext:value-type="float">
            <text:p>361128</text:p>
          </table:table-cell>
          <table:table-cell table:formula="of:=[.B56]-[.B55]" office:value-type="float" office:value="10282" calcext:value-type="float">
            <text:p>10282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371467" calcext:value-type="float">
            <text:p>371467</text:p>
          </table:table-cell>
          <table:table-cell table:formula="of:=[.B57]-[.B56]" office:value-type="float" office:value="10339" calcext:value-type="float">
            <text:p>10339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381898" calcext:value-type="float">
            <text:p>381898</text:p>
          </table:table-cell>
          <table:table-cell table:formula="of:=[.B58]-[.B57]" office:value-type="float" office:value="10431" calcext:value-type="float">
            <text:p>1043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392417" calcext:value-type="float">
            <text:p>392417</text:p>
          </table:table-cell>
          <table:table-cell table:formula="of:=[.B59]-[.B58]" office:value-type="float" office:value="10519" calcext:value-type="float">
            <text:p>1051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403020" calcext:value-type="float">
            <text:p>403020</text:p>
          </table:table-cell>
          <table:table-cell table:formula="of:=[.B60]-[.B59]" office:value-type="float" office:value="10603" calcext:value-type="float">
            <text:p>1060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413699" calcext:value-type="float">
            <text:p>413699</text:p>
          </table:table-cell>
          <table:table-cell table:formula="of:=[.B61]-[.B60]" office:value-type="float" office:value="10679" calcext:value-type="float">
            <text:p>10679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424602" calcext:value-type="float">
            <text:p>424602</text:p>
          </table:table-cell>
          <table:table-cell table:formula="of:=[.B62]-[.B61]" office:value-type="float" office:value="10903" calcext:value-type="float">
            <text:p>10903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435567" calcext:value-type="float">
            <text:p>435567</text:p>
          </table:table-cell>
          <table:table-cell table:formula="of:=[.B63]-[.B62]" office:value-type="float" office:value="10965" calcext:value-type="float">
            <text:p>1096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446686" calcext:value-type="float">
            <text:p>446686</text:p>
          </table:table-cell>
          <table:table-cell table:formula="of:=[.B64]-[.B63]" office:value-type="float" office:value="11119" calcext:value-type="float">
            <text:p>1111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457807" calcext:value-type="float">
            <text:p>457807</text:p>
          </table:table-cell>
          <table:table-cell table:formula="of:=[.B65]-[.B64]" office:value-type="float" office:value="11121" calcext:value-type="float">
            <text:p>1112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468917" calcext:value-type="float">
            <text:p>468917</text:p>
          </table:table-cell>
          <table:table-cell table:formula="of:=[.B66]-[.B65]"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480239" calcext:value-type="float">
            <text:p>480239</text:p>
          </table:table-cell>
          <table:table-cell table:formula="of:=[.B67]-[.B66]" office:value-type="float" office:value="11322" calcext:value-type="float">
            <text:p>1132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491559" calcext:value-type="float">
            <text:p>491559</text:p>
          </table:table-cell>
          <table:table-cell table:formula="of:=[.B68]-[.B67]"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502999" calcext:value-type="float">
            <text:p>502999</text:p>
          </table:table-cell>
          <table:table-cell table:formula="of:=[.B69]-[.B68]"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514372" calcext:value-type="float">
            <text:p>514372</text:p>
          </table:table-cell>
          <table:table-cell table:formula="of:=[.B70]-[.B69]" office:value-type="float" office:value="11373" calcext:value-type="float">
            <text:p>1137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525901" calcext:value-type="float">
            <text:p>525901</text:p>
          </table:table-cell>
          <table:table-cell table:formula="of:=[.B71]-[.B70]" office:value-type="float" office:value="11529" calcext:value-type="float">
            <text:p>1152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537726" calcext:value-type="float">
            <text:p>537726</text:p>
          </table:table-cell>
          <table:table-cell table:formula="of:=[.B72]-[.B71]" office:value-type="float" office:value="11825" calcext:value-type="float">
            <text:p>1182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549734" calcext:value-type="float">
            <text:p>549734</text:p>
          </table:table-cell>
          <table:table-cell table:formula="of:=[.B73]-[.B72]" office:value-type="float" office:value="12008" calcext:value-type="float">
            <text:p>12008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561647" calcext:value-type="float">
            <text:p>561647</text:p>
          </table:table-cell>
          <table:table-cell table:formula="of:=[.B74]-[.B73]" office:value-type="float" office:value="11913" calcext:value-type="float">
            <text:p>1191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573809" calcext:value-type="float">
            <text:p>573809</text:p>
          </table:table-cell>
          <table:table-cell table:formula="of:=[.B75]-[.B74]" office:value-type="float" office:value="12162" calcext:value-type="float">
            <text:p>1216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86021" calcext:value-type="float">
            <text:p>586021</text:p>
          </table:table-cell>
          <table:table-cell table:formula="of:=[.B76]-[.B75]" office:value-type="float" office:value="12212" calcext:value-type="float">
            <text:p>12212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598283" calcext:value-type="float">
            <text:p>598283</text:p>
          </table:table-cell>
          <table:table-cell table:formula="of:=[.B77]-[.B76]" office:value-type="float" office:value="12262" calcext:value-type="float">
            <text:p>12262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610602" calcext:value-type="float">
            <text:p>610602</text:p>
          </table:table-cell>
          <table:table-cell table:formula="of:=[.B78]-[.B77]" office:value-type="float" office:value="12319" calcext:value-type="float">
            <text:p>1231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623078" calcext:value-type="float">
            <text:p>623078</text:p>
          </table:table-cell>
          <table:table-cell table:formula="of:=[.B79]-[.B78]" office:value-type="float" office:value="12476" calcext:value-type="float">
            <text:p>12476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635541" calcext:value-type="float">
            <text:p>635541</text:p>
          </table:table-cell>
          <table:table-cell table:formula="of:=[.B80]-[.B79]" office:value-type="float" office:value="12463" calcext:value-type="float">
            <text:p>1246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648203" calcext:value-type="float">
            <text:p>648203</text:p>
          </table:table-cell>
          <table:table-cell table:formula="of:=[.B81]-[.B80]" office:value-type="float" office:value="12662" calcext:value-type="float">
            <text:p>12662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660856" calcext:value-type="float">
            <text:p>660856</text:p>
          </table:table-cell>
          <table:table-cell table:formula="of:=[.B82]-[.B81]" office:value-type="float" office:value="12653" calcext:value-type="float">
            <text:p>12653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673650" calcext:value-type="float">
            <text:p>673650</text:p>
          </table:table-cell>
          <table:table-cell table:formula="of:=[.B83]-[.B82]" office:value-type="float" office:value="12794" calcext:value-type="float">
            <text:p>12794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686567" calcext:value-type="float">
            <text:p>686567</text:p>
          </table:table-cell>
          <table:table-cell table:formula="of:=[.B84]-[.B83]" office:value-type="float" office:value="12917" calcext:value-type="float">
            <text:p>12917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699557" calcext:value-type="float">
            <text:p>699557</text:p>
          </table:table-cell>
          <table:table-cell table:formula="of:=[.B85]-[.B84]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712568" calcext:value-type="float">
            <text:p>712568</text:p>
          </table:table-cell>
          <table:table-cell table:formula="of:=[.B86]-[.B85]" office:value-type="float" office:value="13011" calcext:value-type="float">
            <text:p>1301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725722" calcext:value-type="float">
            <text:p>725722</text:p>
          </table:table-cell>
          <table:table-cell table:formula="of:=[.B87]-[.B86]" office:value-type="float" office:value="13154" calcext:value-type="float">
            <text:p>1315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739100" calcext:value-type="float">
            <text:p>739100</text:p>
          </table:table-cell>
          <table:table-cell table:formula="of:=[.B88]-[.B87]" office:value-type="float" office:value="13378" calcext:value-type="float">
            <text:p>1337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752392" calcext:value-type="float">
            <text:p>752392</text:p>
          </table:table-cell>
          <table:table-cell table:formula="of:=[.B89]-[.B88]" office:value-type="float" office:value="13292" calcext:value-type="float">
            <text:p>1329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765797" calcext:value-type="float">
            <text:p>765797</text:p>
          </table:table-cell>
          <table:table-cell table:formula="of:=[.B90]-[.B89]" office:value-type="float" office:value="13405" calcext:value-type="float">
            <text:p>1340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779350" calcext:value-type="float">
            <text:p>779350</text:p>
          </table:table-cell>
          <table:table-cell table:formula="of:=[.B91]-[.B90]" office:value-type="float" office:value="13553" calcext:value-type="float">
            <text:p>13553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792986" calcext:value-type="float">
            <text:p>792986</text:p>
          </table:table-cell>
          <table:table-cell table:formula="of:=[.B92]-[.B91]" office:value-type="float" office:value="13636" calcext:value-type="float">
            <text:p>1363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806850" calcext:value-type="float">
            <text:p>806850</text:p>
          </table:table-cell>
          <table:table-cell table:formula="of:=[.B93]-[.B92]" office:value-type="float" office:value="13864" calcext:value-type="float">
            <text:p>13864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820728" calcext:value-type="float">
            <text:p>820728</text:p>
          </table:table-cell>
          <table:table-cell table:formula="of:=[.B94]-[.B93]" office:value-type="float" office:value="13878" calcext:value-type="float">
            <text:p>13878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834747" calcext:value-type="float">
            <text:p>834747</text:p>
          </table:table-cell>
          <table:table-cell table:formula="of:=[.B95]-[.B94]" office:value-type="float" office:value="14019" calcext:value-type="float">
            <text:p>14019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848750" calcext:value-type="float">
            <text:p>848750</text:p>
          </table:table-cell>
          <table:table-cell table:formula="of:=[.B96]-[.B95]" office:value-type="float" office:value="14003" calcext:value-type="float">
            <text:p>14003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862994" calcext:value-type="float">
            <text:p>862994</text:p>
          </table:table-cell>
          <table:table-cell table:formula="of:=[.B97]-[.B96]" office:value-type="float" office:value="14244" calcext:value-type="float">
            <text:p>14244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877179" calcext:value-type="float">
            <text:p>877179</text:p>
          </table:table-cell>
          <table:table-cell table:formula="of:=[.B98]-[.B97]" office:value-type="float" office:value="14185" calcext:value-type="float">
            <text:p>1418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891493" calcext:value-type="float">
            <text:p>891493</text:p>
          </table:table-cell>
          <table:table-cell table:formula="of:=[.B99]-[.B98]" office:value-type="float" office:value="14314" calcext:value-type="float">
            <text:p>1431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905954" calcext:value-type="float">
            <text:p>905954</text:p>
          </table:table-cell>
          <table:table-cell table:formula="of:=[.B100]-[.B99]" office:value-type="float" office:value="14461" calcext:value-type="float">
            <text:p>1446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20450" calcext:value-type="float">
            <text:p>920450</text:p>
          </table:table-cell>
          <table:table-cell table:formula="of:=[.B101]-[.B100]" office:value-type="float" office:value="14496" calcext:value-type="float">
            <text:p>14496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934988" calcext:value-type="float">
            <text:p>934988</text:p>
          </table:table-cell>
          <table:table-cell table:formula="of:=[.B102]-[.B101]" office:value-type="float" office:value="14538" calcext:value-type="float">
            <text:p>14538</text:p>
          </table:table-cell>
        </table:table-row>
        <table:table-row table:style-name="ro1">
          <table:table-cell office:value-type="float" office:value="1020000" calcext:value-type="float">
            <text:p>1020000</text:p>
          </table:table-cell>
          <table:table-cell office:value-type="float" office:value="949733" calcext:value-type="float">
            <text:p>949733</text:p>
          </table:table-cell>
          <table:table-cell table:formula="of:=[.B103]-[.B102]" office:value-type="float" office:value="14745" calcext:value-type="float">
            <text:p>14745</text:p>
          </table:table-cell>
        </table:table-row>
        <table:table-row table:style-name="ro1">
          <table:table-cell office:value-type="float" office:value="1030000" calcext:value-type="float">
            <text:p>1030000</text:p>
          </table:table-cell>
          <table:table-cell office:value-type="float" office:value="964534" calcext:value-type="float">
            <text:p>964534</text:p>
          </table:table-cell>
          <table:table-cell table:formula="of:=[.B104]-[.B103]" office:value-type="float" office:value="14801" calcext:value-type="float">
            <text:p>14801</text:p>
          </table:table-cell>
        </table:table-row>
        <table:table-row table:style-name="ro1">
          <table:table-cell office:value-type="float" office:value="1040000" calcext:value-type="float">
            <text:p>1040000</text:p>
          </table:table-cell>
          <table:table-cell office:value-type="float" office:value="979274" calcext:value-type="float">
            <text:p>979274</text:p>
          </table:table-cell>
          <table:table-cell table:formula="of:=[.B105]-[.B104]" office:value-type="float" office:value="14740" calcext:value-type="float">
            <text:p>14740</text:p>
          </table:table-cell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994190" calcext:value-type="float">
            <text:p>994190</text:p>
          </table:table-cell>
          <table:table-cell table:formula="of:=[.B106]-[.B105]" office:value-type="float" office:value="14916" calcext:value-type="float">
            <text:p>14916</text:p>
          </table:table-cell>
        </table:table-row>
        <table:table-row table:style-name="ro1">
          <table:table-cell office:value-type="float" office:value="1060000" calcext:value-type="float">
            <text:p>1060000</text:p>
          </table:table-cell>
          <table:table-cell table:style-name="ce1" office:value-type="float" office:value="1009160" calcext:value-type="float">
            <text:p>1,01E+06</text:p>
          </table:table-cell>
          <table:table-cell table:formula="of:=[.B107]-[.B106]" office:value-type="float" office:value="14970" calcext:value-type="float">
            <text:p>14970</text:p>
          </table:table-cell>
        </table:table-row>
        <table:table-row table:style-name="ro1">
          <table:table-cell office:value-type="float" office:value="1070000" calcext:value-type="float">
            <text:p>1070000</text:p>
          </table:table-cell>
          <table:table-cell table:style-name="ce1" office:value-type="float" office:value="1024190" calcext:value-type="float">
            <text:p>1,02E+06</text:p>
          </table:table-cell>
          <table:table-cell table:formula="of:=[.B108]-[.B107]" office:value-type="float" office:value="15029.9999999999" calcext:value-type="float">
            <text:p>15029,9999999999</text:p>
          </table:table-cell>
        </table:table-row>
        <table:table-row table:style-name="ro1">
          <table:table-cell office:value-type="float" office:value="1080000" calcext:value-type="float">
            <text:p>1080000</text:p>
          </table:table-cell>
          <table:table-cell table:style-name="ce1" office:value-type="float" office:value="1039440" calcext:value-type="float">
            <text:p>1,04E+06</text:p>
          </table:table-cell>
          <table:table-cell table:formula="of:=[.B109]-[.B108]"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1090000" calcext:value-type="float">
            <text:p>1090000</text:p>
          </table:table-cell>
          <table:table-cell table:style-name="ce1" office:value-type="float" office:value="1054610" calcext:value-type="float">
            <text:p>1,05E+06</text:p>
          </table:table-cell>
          <table:table-cell table:formula="of:=[.B110]-[.B109]" office:value-type="float" office:value="15170.0000000001" calcext:value-type="float">
            <text:p>15170,0000000001</text:p>
          </table:table-cell>
        </table:table-row>
        <table:table-row table:style-name="ro1">
          <table:table-cell office:value-type="float" office:value="1095000" calcext:value-type="float">
            <text:p>1095000</text:p>
          </table:table-cell>
          <table:table-cell table:style-name="ce1" office:value-type="float" office:value="1062270" calcext:value-type="float">
            <text:p>1,06E+06</text:p>
          </table:table-cell>
          <table:table-cell table:formula="of:=[.B111]-[.B110]" office:value-type="float" office:value="7660" calcext:value-type="float">
            <text:p>7660</text:p>
          </table:table-cell>
        </table:table-row>
      </table:table>
      <table:table table:name="Compilação otimiza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úmero de pontos</text:p>
          </table:table-cell>
          <table:table-cell office:value-type="string" calcext:value-type="string">
            <text:p>Tempo de execução (ms)</text:p>
          </table:table-cell>
          <table:table-cell office:value-type="string" calcext:value-type="string">
            <text:p>Diferença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4.7211" calcext:value-type="float">
            <text:p>44,7211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.692" calcext:value-type="float">
            <text:p>125,692</text:p>
          </table:table-cell>
          <table:table-cell table:formula="of:=[.B3]-[.B2]" office:value-type="float" office:value="80.9709" calcext:value-type="float">
            <text:p>80,970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9.577" calcext:value-type="float">
            <text:p>219,577</text:p>
          </table:table-cell>
          <table:table-cell table:formula="of:=[.B4]-[.B3]" office:value-type="float" office:value="93.885" calcext:value-type="float">
            <text:p>93,88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42.36" calcext:value-type="float">
            <text:p>342,36</text:p>
          </table:table-cell>
          <table:table-cell table:formula="of:=[.B5]-[.B4]" office:value-type="float" office:value="122.783" calcext:value-type="float">
            <text:p>122,7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83.547" calcext:value-type="float">
            <text:p>483,547</text:p>
          </table:table-cell>
          <table:table-cell table:formula="of:=[.B6]-[.B5]" office:value-type="float" office:value="141.187" calcext:value-type="float">
            <text:p>141,18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37.61" calcext:value-type="float">
            <text:p>637,61</text:p>
          </table:table-cell>
          <table:table-cell table:formula="of:=[.B7]-[.B6]" office:value-type="float" office:value="154.063" calcext:value-type="float">
            <text:p>154,06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00.915" calcext:value-type="float">
            <text:p>800,915</text:p>
          </table:table-cell>
          <table:table-cell table:formula="of:=[.B8]-[.B7]" office:value-type="float" office:value="163.305" calcext:value-type="float">
            <text:p>163,30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81.688" calcext:value-type="float">
            <text:p>981,688</text:p>
          </table:table-cell>
          <table:table-cell table:formula="of:=[.B9]-[.B8]" office:value-type="float" office:value="180.773" calcext:value-type="float">
            <text:p>180,77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195.07" calcext:value-type="float">
            <text:p>1195,07</text:p>
          </table:table-cell>
          <table:table-cell table:formula="of:=[.B10]-[.B9]" office:value-type="float" office:value="213.382" calcext:value-type="float">
            <text:p>213,38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43.67" calcext:value-type="float">
            <text:p>1443,67</text:p>
          </table:table-cell>
          <table:table-cell table:formula="of:=[.B11]-[.B10]" office:value-type="float" office:value="248.6" calcext:value-type="float">
            <text:p>248,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713.46" calcext:value-type="float">
            <text:p>1713,46</text:p>
          </table:table-cell>
          <table:table-cell table:formula="of:=[.B12]-[.B11]" office:value-type="float" office:value="269.79" calcext:value-type="float">
            <text:p>269,7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031.04" calcext:value-type="float">
            <text:p>2031,04</text:p>
          </table:table-cell>
          <table:table-cell table:formula="of:=[.B13]-[.B12]" office:value-type="float" office:value="317.58" calcext:value-type="float">
            <text:p>317,5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2360.97" calcext:value-type="float">
            <text:p>2360,97</text:p>
          </table:table-cell>
          <table:table-cell table:formula="of:=[.B14]-[.B13]" office:value-type="float" office:value="329.93" calcext:value-type="float">
            <text:p>329,93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694.97" calcext:value-type="float">
            <text:p>2694,97</text:p>
          </table:table-cell>
          <table:table-cell table:formula="of:=[.B15]-[.B14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052.03" calcext:value-type="float">
            <text:p>3052,03</text:p>
          </table:table-cell>
          <table:table-cell table:formula="of:=[.B16]-[.B15]" office:value-type="float" office:value="357.06" calcext:value-type="float">
            <text:p>357,0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3404.61" calcext:value-type="float">
            <text:p>3404,61</text:p>
          </table:table-cell>
          <table:table-cell table:formula="of:=[.B17]-[.B16]" office:value-type="float" office:value="352.58" calcext:value-type="float">
            <text:p>352,58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3796.09" calcext:value-type="float">
            <text:p>3796,09</text:p>
          </table:table-cell>
          <table:table-cell table:formula="of:=[.B18]-[.B17]" office:value-type="float" office:value="391.48" calcext:value-type="float">
            <text:p>391,48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4213.46" calcext:value-type="float">
            <text:p>4213,46</text:p>
          </table:table-cell>
          <table:table-cell table:formula="of:=[.B19]-[.B18]" office:value-type="float" office:value="417.37" calcext:value-type="float">
            <text:p>417,3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4656.38" calcext:value-type="float">
            <text:p>4656,38</text:p>
          </table:table-cell>
          <table:table-cell table:formula="of:=[.B20]-[.B19]" office:value-type="float" office:value="442.92" calcext:value-type="float">
            <text:p>442,9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136.12" calcext:value-type="float">
            <text:p>5136,12</text:p>
          </table:table-cell>
          <table:table-cell table:formula="of:=[.B21]-[.B20]" office:value-type="float" office:value="479.74" calcext:value-type="float">
            <text:p>479,7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5623.96" calcext:value-type="float">
            <text:p>5623,96</text:p>
          </table:table-cell>
          <table:table-cell table:formula="of:=[.B22]-[.B21]" office:value-type="float" office:value="487.84" calcext:value-type="float">
            <text:p>487,84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6139.3" calcext:value-type="float">
            <text:p>6139,3</text:p>
          </table:table-cell>
          <table:table-cell table:formula="of:=[.B23]-[.B22]" office:value-type="float" office:value="515.34" calcext:value-type="float">
            <text:p>515,3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6667.29" calcext:value-type="float">
            <text:p>6667,29</text:p>
          </table:table-cell>
          <table:table-cell table:formula="of:=[.B24]-[.B23]" office:value-type="float" office:value="527.99" calcext:value-type="float">
            <text:p>527,9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7237.46" calcext:value-type="float">
            <text:p>7237,46</text:p>
          </table:table-cell>
          <table:table-cell table:formula="of:=[.B25]-[.B24]" office:value-type="float" office:value="570.17" calcext:value-type="float">
            <text:p>570,1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7837.86" calcext:value-type="float">
            <text:p>7837,86</text:p>
          </table:table-cell>
          <table:table-cell table:formula="of:=[.B26]-[.B25]" office:value-type="float" office:value="600.4" calcext:value-type="float">
            <text:p>600,4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8429.21" calcext:value-type="float">
            <text:p>8429,21</text:p>
          </table:table-cell>
          <table:table-cell table:formula="of:=[.B27]-[.B26]" office:value-type="float" office:value="591.349999999999" calcext:value-type="float">
            <text:p>591,349999999999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9042.24" calcext:value-type="float">
            <text:p>9042,24</text:p>
          </table:table-cell>
          <table:table-cell table:formula="of:=[.B28]-[.B27]" office:value-type="float" office:value="613.030000000001" calcext:value-type="float">
            <text:p>613,03000000000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9687.41" calcext:value-type="float">
            <text:p>9687,41</text:p>
          </table:table-cell>
          <table:table-cell table:formula="of:=[.B29]-[.B28]" office:value-type="float" office:value="645.17" calcext:value-type="float">
            <text:p>645,1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10340.3" calcext:value-type="float">
            <text:p>10340,3</text:p>
          </table:table-cell>
          <table:table-cell table:formula="of:=[.B30]-[.B29]" office:value-type="float" office:value="652.889999999999" calcext:value-type="float">
            <text:p>652,88999999999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1021.8" calcext:value-type="float">
            <text:p>11021,8</text:p>
          </table:table-cell>
          <table:table-cell table:formula="of:=[.B31]-[.B30]" office:value-type="float" office:value="681.5" calcext:value-type="float">
            <text:p>681,5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11717.9" calcext:value-type="float">
            <text:p>11717,9</text:p>
          </table:table-cell>
          <table:table-cell table:formula="of:=[.B32]-[.B31]" office:value-type="float" office:value="696.1" calcext:value-type="float">
            <text:p>696,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2449.4" calcext:value-type="float">
            <text:p>12449,4</text:p>
          </table:table-cell>
          <table:table-cell table:formula="of:=[.B33]-[.B32]" office:value-type="float" office:value="731.5" calcext:value-type="float">
            <text:p>731,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3218.7" calcext:value-type="float">
            <text:p>13218,7</text:p>
          </table:table-cell>
          <table:table-cell table:formula="of:=[.B34]-[.B33]" office:value-type="float" office:value="769.300000000001" calcext:value-type="float">
            <text:p>769,300000000001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3993.4" calcext:value-type="float">
            <text:p>13993,4</text:p>
          </table:table-cell>
          <table:table-cell table:formula="of:=[.B35]-[.B34]" office:value-type="float" office:value="774.699999999999" calcext:value-type="float">
            <text:p>774,69999999999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4781.6" calcext:value-type="float">
            <text:p>14781,6</text:p>
          </table:table-cell>
          <table:table-cell table:formula="of:=[.B36]-[.B35]" office:value-type="float" office:value="788.200000000001" calcext:value-type="float">
            <text:p>788,20000000000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5495.3" calcext:value-type="float">
            <text:p>15495,3</text:p>
          </table:table-cell>
          <table:table-cell table:formula="of:=[.B37]-[.B36]" office:value-type="float" office:value="713.699999999999" calcext:value-type="float">
            <text:p>713,699999999999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6233.6" calcext:value-type="float">
            <text:p>16233,6</text:p>
          </table:table-cell>
          <table:table-cell table:formula="of:=[.B38]-[.B37]" office:value-type="float" office:value="738.300000000001" calcext:value-type="float">
            <text:p>738,30000000000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17117.3" calcext:value-type="float">
            <text:p>17117,3</text:p>
          </table:table-cell>
          <table:table-cell table:formula="of:=[.B39]-[.B38]" office:value-type="float" office:value="883.699999999999" calcext:value-type="float">
            <text:p>883,69999999999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18018.1" calcext:value-type="float">
            <text:p>18018,1</text:p>
          </table:table-cell>
          <table:table-cell table:formula="of:=[.B40]-[.B39]" office:value-type="float" office:value="900.799999999999" calcext:value-type="float">
            <text:p>900,79999999999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824.9" calcext:value-type="float">
            <text:p>18824,9</text:p>
          </table:table-cell>
          <table:table-cell table:formula="of:=[.B41]-[.B40]" office:value-type="float" office:value="806.800000000003" calcext:value-type="float">
            <text:p>806,80000000000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19740.9" calcext:value-type="float">
            <text:p>19740,9</text:p>
          </table:table-cell>
          <table:table-cell table:formula="of:=[.B42]-[.B41]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20699.8" calcext:value-type="float">
            <text:p>20699,8</text:p>
          </table:table-cell>
          <table:table-cell table:formula="of:=[.B43]-[.B42]" office:value-type="float" office:value="958.899999999998" calcext:value-type="float">
            <text:p>958,899999999998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21661.8" calcext:value-type="float">
            <text:p>21661,8</text:p>
          </table:table-cell>
          <table:table-cell table:formula="of:=[.B44]-[.B43]"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22653.7" calcext:value-type="float">
            <text:p>22653,7</text:p>
          </table:table-cell>
          <table:table-cell table:formula="of:=[.B45]-[.B44]" office:value-type="float" office:value="991.900000000002" calcext:value-type="float">
            <text:p>991,90000000000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23675.6" calcext:value-type="float">
            <text:p>23675,6</text:p>
          </table:table-cell>
          <table:table-cell table:formula="of:=[.B46]-[.B45]" office:value-type="float" office:value="1021.9" calcext:value-type="float">
            <text:p>1021,9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24690.2" calcext:value-type="float">
            <text:p>24690,2</text:p>
          </table:table-cell>
          <table:table-cell table:formula="of:=[.B47]-[.B46]" office:value-type="float" office:value="1014.6" calcext:value-type="float">
            <text:p>1014,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25725.9" calcext:value-type="float">
            <text:p>25725,9</text:p>
          </table:table-cell>
          <table:table-cell table:formula="of:=[.B48]-[.B47]" office:value-type="float" office:value="1035.7" calcext:value-type="float">
            <text:p>1035,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26779.9" calcext:value-type="float">
            <text:p>26779,9</text:p>
          </table:table-cell>
          <table:table-cell table:formula="of:=[.B49]-[.B48]"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27852.8" calcext:value-type="float">
            <text:p>27852,8</text:p>
          </table:table-cell>
          <table:table-cell table:formula="of:=[.B50]-[.B49]" office:value-type="float" office:value="1072.9" calcext:value-type="float">
            <text:p>1072,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8956.7" calcext:value-type="float">
            <text:p>28956,7</text:p>
          </table:table-cell>
          <table:table-cell table:formula="of:=[.B51]-[.B50]" office:value-type="float" office:value="1103.9" calcext:value-type="float">
            <text:p>1103,9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30073" calcext:value-type="float">
            <text:p>30073</text:p>
          </table:table-cell>
          <table:table-cell table:formula="of:=[.B52]-[.B51]" office:value-type="float" office:value="1116.3" calcext:value-type="float">
            <text:p>1116,3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31201.6" calcext:value-type="float">
            <text:p>31201,6</text:p>
          </table:table-cell>
          <table:table-cell table:formula="of:=[.B53]-[.B52]" office:value-type="float" office:value="1128.6" calcext:value-type="float">
            <text:p>1128,6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32356.7" calcext:value-type="float">
            <text:p>32356,7</text:p>
          </table:table-cell>
          <table:table-cell table:formula="of:=[.B54]-[.B53]" office:value-type="float" office:value="1155.1" calcext:value-type="float">
            <text:p>1155,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33533.4" calcext:value-type="float">
            <text:p>33533,4</text:p>
          </table:table-cell>
          <table:table-cell table:formula="of:=[.B55]-[.B54]" office:value-type="float" office:value="1176.7" calcext:value-type="float">
            <text:p>1176,7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34733.9" calcext:value-type="float">
            <text:p>34733,9</text:p>
          </table:table-cell>
          <table:table-cell table:formula="of:=[.B56]-[.B55]" office:value-type="float" office:value="1200.5" calcext:value-type="float">
            <text:p>1200,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35951.4" calcext:value-type="float">
            <text:p>35951,4</text:p>
          </table:table-cell>
          <table:table-cell table:formula="of:=[.B57]-[.B56]" office:value-type="float" office:value="1217.5" calcext:value-type="float">
            <text:p>1217,5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37183.8" calcext:value-type="float">
            <text:p>37183,8</text:p>
          </table:table-cell>
          <table:table-cell table:formula="of:=[.B58]-[.B57]" office:value-type="float" office:value="1232.4" calcext:value-type="float">
            <text:p>1232,4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38440.4" calcext:value-type="float">
            <text:p>38440,4</text:p>
          </table:table-cell>
          <table:table-cell table:formula="of:=[.B59]-[.B58]" office:value-type="float" office:value="1256.6" calcext:value-type="float">
            <text:p>1256,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39718.9" calcext:value-type="float">
            <text:p>39718,9</text:p>
          </table:table-cell>
          <table:table-cell table:formula="of:=[.B60]-[.B59]" office:value-type="float" office:value="1278.5" calcext:value-type="float">
            <text:p>1278,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41002.4" calcext:value-type="float">
            <text:p>41002,4</text:p>
          </table:table-cell>
          <table:table-cell table:formula="of:=[.B61]-[.B60]" office:value-type="float" office:value="1283.5" calcext:value-type="float">
            <text:p>1283,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42319.7" calcext:value-type="float">
            <text:p>42319,7</text:p>
          </table:table-cell>
          <table:table-cell table:formula="of:=[.B62]-[.B61]" office:value-type="float" office:value="1317.3" calcext:value-type="float">
            <text:p>1317,3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43672.4" calcext:value-type="float">
            <text:p>43672,4</text:p>
          </table:table-cell>
          <table:table-cell table:formula="of:=[.B63]-[.B62]" office:value-type="float" office:value="1352.7" calcext:value-type="float">
            <text:p>1352,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45062.5" calcext:value-type="float">
            <text:p>45062,5</text:p>
          </table:table-cell>
          <table:table-cell table:formula="of:=[.B64]-[.B63]" office:value-type="float" office:value="1390.1" calcext:value-type="float">
            <text:p>1390,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46423.7" calcext:value-type="float">
            <text:p>46423,7</text:p>
          </table:table-cell>
          <table:table-cell table:formula="of:=[.B65]-[.B64]" office:value-type="float" office:value="1361.2" calcext:value-type="float">
            <text:p>1361,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47811.4" calcext:value-type="float">
            <text:p>47811,4</text:p>
          </table:table-cell>
          <table:table-cell table:formula="of:=[.B66]-[.B65]" office:value-type="float" office:value="1387.7" calcext:value-type="float">
            <text:p>1387,7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49227.1" calcext:value-type="float">
            <text:p>49227,1</text:p>
          </table:table-cell>
          <table:table-cell table:formula="of:=[.B67]-[.B66]" office:value-type="float" office:value="1415.7" calcext:value-type="float">
            <text:p>1415,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50655.4" calcext:value-type="float">
            <text:p>50655,4</text:p>
          </table:table-cell>
          <table:table-cell table:formula="of:=[.B68]-[.B67]" office:value-type="float" office:value="1428.3" calcext:value-type="float">
            <text:p>1428,3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52081" calcext:value-type="float">
            <text:p>52081</text:p>
          </table:table-cell>
          <table:table-cell table:formula="of:=[.B69]-[.B68]" office:value-type="float" office:value="1425.6" calcext:value-type="float">
            <text:p>1425,6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53512.7" calcext:value-type="float">
            <text:p>53512,7</text:p>
          </table:table-cell>
          <table:table-cell table:formula="of:=[.B70]-[.B69]" office:value-type="float" office:value="1431.7" calcext:value-type="float">
            <text:p>1431,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54979.9" calcext:value-type="float">
            <text:p>54979,9</text:p>
          </table:table-cell>
          <table:table-cell table:formula="of:=[.B71]-[.B70]" office:value-type="float" office:value="1467.2" calcext:value-type="float">
            <text:p>1467,2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56492.2" calcext:value-type="float">
            <text:p>56492,2</text:p>
          </table:table-cell>
          <table:table-cell table:formula="of:=[.B72]-[.B71]" office:value-type="float" office:value="1512.3" calcext:value-type="float">
            <text:p>1512,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58042" calcext:value-type="float">
            <text:p>58042</text:p>
          </table:table-cell>
          <table:table-cell table:formula="of:=[.B73]-[.B72]" office:value-type="float" office:value="1549.8" calcext:value-type="float">
            <text:p>1549,8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59575.6" calcext:value-type="float">
            <text:p>59575,6</text:p>
          </table:table-cell>
          <table:table-cell table:formula="of:=[.B74]-[.B73]" office:value-type="float" office:value="1533.6" calcext:value-type="float">
            <text:p>1533,6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61175.6" calcext:value-type="float">
            <text:p>61175,6</text:p>
          </table:table-cell>
          <table:table-cell table:formula="of:=[.B75]-[.B74]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2773.4" calcext:value-type="float">
            <text:p>62773,4</text:p>
          </table:table-cell>
          <table:table-cell table:formula="of:=[.B76]-[.B75]" office:value-type="float" office:value="1597.8" calcext:value-type="float">
            <text:p>1597,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64370.1" calcext:value-type="float">
            <text:p>64370,1</text:p>
          </table:table-cell>
          <table:table-cell table:formula="of:=[.B77]-[.B76]" office:value-type="float" office:value="1596.7" calcext:value-type="float">
            <text:p>1596,7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66001.1" calcext:value-type="float">
            <text:p>66001,1</text:p>
          </table:table-cell>
          <table:table-cell table:formula="of:=[.B78]-[.B77]" office:value-type="float" office:value="1631.00000000001" calcext:value-type="float">
            <text:p>1631,0000000000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67638.1" calcext:value-type="float">
            <text:p>67638,1</text:p>
          </table:table-cell>
          <table:table-cell table:formula="of:=[.B79]-[.B78]"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69296.4" calcext:value-type="float">
            <text:p>69296,4</text:p>
          </table:table-cell>
          <table:table-cell table:formula="of:=[.B80]-[.B79]" office:value-type="float" office:value="1658.29999999999" calcext:value-type="float">
            <text:p>1658,2999999999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0982.6" calcext:value-type="float">
            <text:p>70982,6</text:p>
          </table:table-cell>
          <table:table-cell table:formula="of:=[.B81]-[.B80]" office:value-type="float" office:value="1686.20000000001" calcext:value-type="float">
            <text:p>1686,20000000001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72666.7" calcext:value-type="float">
            <text:p>72666,7</text:p>
          </table:table-cell>
          <table:table-cell table:formula="of:=[.B82]-[.B81]" office:value-type="float" office:value="1684.09999999999" calcext:value-type="float">
            <text:p>1684,09999999999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74383.6" calcext:value-type="float">
            <text:p>74383,6</text:p>
          </table:table-cell>
          <table:table-cell table:formula="of:=[.B83]-[.B82]" office:value-type="float" office:value="1716.90000000001" calcext:value-type="float">
            <text:p>1716,9000000000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76142.1" calcext:value-type="float">
            <text:p>76142,1</text:p>
          </table:table-cell>
          <table:table-cell table:formula="of:=[.B84]-[.B83]" office:value-type="float" office:value="1758.5" calcext:value-type="float">
            <text:p>1758,5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77906.4" calcext:value-type="float">
            <text:p>77906,4</text:p>
          </table:table-cell>
          <table:table-cell table:formula="of:=[.B85]-[.B84]" office:value-type="float" office:value="1764.29999999999" calcext:value-type="float">
            <text:p>1764,2999999999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79670" calcext:value-type="float">
            <text:p>79670</text:p>
          </table:table-cell>
          <table:table-cell table:formula="of:=[.B86]-[.B85]" office:value-type="float" office:value="1763.60000000001" calcext:value-type="float">
            <text:p>1763,6000000000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81476" calcext:value-type="float">
            <text:p>81476</text:p>
          </table:table-cell>
          <table:table-cell table:formula="of:=[.B87]-[.B86]"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83281.9" calcext:value-type="float">
            <text:p>83281,9</text:p>
          </table:table-cell>
          <table:table-cell table:formula="of:=[.B88]-[.B87]" office:value-type="float" office:value="1805.89999999999" calcext:value-type="float">
            <text:p>1805,89999999999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85107.6" calcext:value-type="float">
            <text:p>85107,6</text:p>
          </table:table-cell>
          <table:table-cell table:formula="of:=[.B89]-[.B88]" office:value-type="float" office:value="1825.70000000001" calcext:value-type="float">
            <text:p>1825,7000000000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86974.9" calcext:value-type="float">
            <text:p>86974,9</text:p>
          </table:table-cell>
          <table:table-cell table:formula="of:=[.B90]-[.B89]" office:value-type="float" office:value="1867.29999999999" calcext:value-type="float">
            <text:p>1867,2999999999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88830.6" calcext:value-type="float">
            <text:p>88830,6</text:p>
          </table:table-cell>
          <table:table-cell table:formula="of:=[.B91]-[.B90]" office:value-type="float" office:value="1855.70000000001" calcext:value-type="float">
            <text:p>1855,7000000000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90702.4" calcext:value-type="float">
            <text:p>90702,4</text:p>
          </table:table-cell>
          <table:table-cell table:formula="of:=[.B92]-[.B91]" office:value-type="float" office:value="1871.79999999999" calcext:value-type="float">
            <text:p>1871,79999999999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92616.2" calcext:value-type="float">
            <text:p>92616,2</text:p>
          </table:table-cell>
          <table:table-cell table:formula="of:=[.B93]-[.B92]" office:value-type="float" office:value="1913.8" calcext:value-type="float">
            <text:p>1913,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94522.9" calcext:value-type="float">
            <text:p>94522,9</text:p>
          </table:table-cell>
          <table:table-cell table:formula="of:=[.B94]-[.B93]" office:value-type="float" office:value="1906.7" calcext:value-type="float">
            <text:p>1906,7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96460.9" calcext:value-type="float">
            <text:p>96460,9</text:p>
          </table:table-cell>
          <table:table-cell table:formula="of:=[.B95]-[.B94]"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98426.2" calcext:value-type="float">
            <text:p>98426,2</text:p>
          </table:table-cell>
          <table:table-cell table:formula="of:=[.B96]-[.B95]" office:value-type="float" office:value="1965.3" calcext:value-type="float">
            <text:p>1965,3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100420" calcext:value-type="float">
            <text:p>100420</text:p>
          </table:table-cell>
          <table:table-cell table:formula="of:=[.B97]-[.B96]" office:value-type="float" office:value="1993.8" calcext:value-type="float">
            <text:p>1993,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102422" calcext:value-type="float">
            <text:p>102422</text:p>
          </table:table-cell>
          <table:table-cell table:formula="of:=[.B98]-[.B97]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104416" calcext:value-type="float">
            <text:p>104416</text:p>
          </table:table-cell>
          <table:table-cell table:formula="of:=[.B99]-[.B98]"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106463" calcext:value-type="float">
            <text:p>106463</text:p>
          </table:table-cell>
          <table:table-cell table:formula="of:=[.B100]-[.B99]"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8545" calcext:value-type="float">
            <text:p>108545</text:p>
          </table:table-cell>
          <table:table-cell table:formula="of:=[.B101]-[.B100]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110594" calcext:value-type="float">
            <text:p>110594</text:p>
          </table:table-cell>
          <table:table-cell table:formula="of:=[.B102]-[.B101]"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1020000" calcext:value-type="float">
            <text:p>1020000</text:p>
          </table:table-cell>
          <table:table-cell office:value-type="float" office:value="112705" calcext:value-type="float">
            <text:p>112705</text:p>
          </table:table-cell>
          <table:table-cell table:formula="of:=[.B103]-[.B102]"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1030000" calcext:value-type="float">
            <text:p>1030000</text:p>
          </table:table-cell>
          <table:table-cell office:value-type="float" office:value="114805" calcext:value-type="float">
            <text:p>114805</text:p>
          </table:table-cell>
          <table:table-cell table:formula="of:=[.B104]-[.B103]"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040000" calcext:value-type="float">
            <text:p>1040000</text:p>
          </table:table-cell>
          <table:table-cell office:value-type="float" office:value="116925" calcext:value-type="float">
            <text:p>116925</text:p>
          </table:table-cell>
          <table:table-cell table:formula="of:=[.B105]-[.B104]"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119086" calcext:value-type="float">
            <text:p>119086</text:p>
          </table:table-cell>
          <table:table-cell table:formula="of:=[.B106]-[.B105]"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060000" calcext:value-type="float">
            <text:p>1060000</text:p>
          </table:table-cell>
          <table:table-cell office:value-type="float" office:value="121249" calcext:value-type="float">
            <text:p>121249</text:p>
          </table:table-cell>
          <table:table-cell table:formula="of:=[.B107]-[.B106]"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070000" calcext:value-type="float">
            <text:p>1070000</text:p>
          </table:table-cell>
          <table:table-cell office:value-type="float" office:value="123409" calcext:value-type="float">
            <text:p>123409</text:p>
          </table:table-cell>
          <table:table-cell table:formula="of:=[.B108]-[.B107]"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float" office:value="125595" calcext:value-type="float">
            <text:p>125595</text:p>
          </table:table-cell>
          <table:table-cell table:formula="of:=[.B109]-[.B108]"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1090000" calcext:value-type="float">
            <text:p>1090000</text:p>
          </table:table-cell>
          <table:table-cell office:value-type="float" office:value="127771" calcext:value-type="float">
            <text:p>127771</text:p>
          </table:table-cell>
          <table:table-cell table:formula="of:=[.B110]-[.B109]"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095000" calcext:value-type="float">
            <text:p>1095000</text:p>
          </table:table-cell>
          <table:table-cell office:value-type="float" office:value="128899" calcext:value-type="float">
            <text:p>128899</text:p>
          </table:table-cell>
          <table:table-cell table:formula="of:=[.B111]-[.B110]" office:value-type="float" office:value="1128" calcext:value-type="float">
            <text:p>1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0:47:31.126261766</meta:creation-date>
    <dc:date>2021-06-20T11:27:29.988221989</dc:date>
    <meta:editing-duration>PT19M48S</meta:editing-duration>
    <meta:editing-cycles>2</meta:editing-cycles>
    <meta:generator>LibreOffice/6.4.6.2$Linux_X86_64 LibreOffice_project/40$Build-2</meta:generator>
    <meta:document-statistic meta:table-count="2" meta:cell-count="664" meta:object-count="0"/>
  </office:meta>
</office:document-meta>
</file>